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1990000019990069EA8.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solid" svg:stroke-width="0cm" svg:stroke-color="#3465a4"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graphic-properties draw:stroke="none" draw:fill="none" fo:min-height="14.437cm" loext:decorative="false"/>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notes">
      <style:graphic-properties draw:fill-color="#ffffff" draw:auto-grow-height="false" fo:min-height="13.365cm" loext:decorative="false"/>
      <style:paragraph-properties style:writing-mode="lr-tb"/>
    </style:style>
    <style:style style:name="pr7" style:family="presentation" style:parent-style-name="Closing-notes">
      <style:graphic-properties draw:fill-color="#ffffff" draw:auto-grow-height="false" fo:min-height="13.365cm" loext:decorative="false"/>
      <style:paragraph-properties style:writing-mode="lr-tb"/>
    </style:style>
    <style:style style:name="pr8"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50%" fo:text-align="start" fo:text-indent="0cm"/>
      <style:text-properties fo:font-size="36pt" style:font-size-asian="36pt" style:font-size-complex="36pt"/>
    </style:style>
    <style:style style:name="P10" style:family="paragraph">
      <style:paragraph-properties fo:margin-left="0cm" fo:margin-right="0cm" fo:margin-top="0.5cm" fo:margin-bottom="0cm" fo:line-height="100%" fo:text-align="start" fo:text-indent="0cm"/>
      <style:text-properties fo:font-size="36pt" style:font-size-asian="36pt" style:font-size-complex="36pt"/>
    </style:style>
    <style:style style:name="P11"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style:font-size-asian="36pt" style:font-size-complex="36pt"/>
    </style:style>
    <style:style style:name="P12"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3" style:family="paragraph">
      <style:paragraph-properties fo:margin-left="0cm" fo:margin-right="0cm" fo:margin-top="0cm" fo:margin-bottom="0cm" fo:line-height="150%" fo:text-align="start" fo:text-indent="0cm"/>
      <style:text-properties fo:font-size="18pt"/>
    </style:style>
    <style:style style:name="P14"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15" style:family="paragraph">
      <style:paragraph-properties fo:margin-left="0cm" fo:margin-right="0cm" fo:margin-top="0.42cm" fo:margin-bottom="0.35cm" fo:line-height="150%" fo:text-align="start" fo:text-indent="0cm"/>
      <style:text-properties fo:font-size="18pt"/>
    </style:style>
    <style:style style:name="P16"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8pt"/>
    </style:style>
    <style:style style:name="P17" style:family="paragraph">
      <style:paragraph-properties fo:margin-left="0cm" fo:margin-right="0cm" fo:margin-top="0.42cm" fo:margin-bottom="0.35cm" fo:line-height="100%" fo:text-align="start" fo:text-indent="0cm"/>
      <style:text-properties fo:font-size="18pt"/>
    </style:style>
    <style:style style:name="P18"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8pt"/>
    </style:style>
    <style:style style:name="P19" style:family="paragraph">
      <style:paragraph-properties fo:margin-left="0cm" fo:margin-right="0cm" fo:margin-top="0.42cm" fo:margin-bottom="0.35cm" fo:line-height="100%" fo:text-align="center" fo:text-indent="0cm"/>
      <style:text-properties fo:font-size="18pt"/>
    </style:style>
    <style:style style:name="P20" style:family="paragraph">
      <loext:graphic-properties draw:fill="solid" draw:fill-color="#ffffff"/>
      <style:paragraph-properties fo:margin-left="0cm" fo:margin-right="0cm" fo:margin-top="0.42cm" fo:margin-bottom="0.35cm" fo:line-height="100%" fo:text-align="center" fo:text-indent="0cm" style:writing-mode="lr-tb" style:font-independent-line-spacing="true"/>
      <style:text-properties fo:font-size="18pt"/>
    </style:style>
    <style:style style:name="P21"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style:paragraph-properties fo:margin-left="0cm" fo:margin-right="0cm" fo:margin-top="0cm" fo:margin-bottom="0cm" fo:line-height="100%" fo:text-align="start" fo:text-indent="0cm"/>
      <style:text-properties fo:font-size="18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4" style:family="paragraph">
      <style:paragraph-properties fo:margin-top="0.42cm" fo:margin-bottom="0.35cm" fo:text-align="start"/>
      <style:text-properties fo:font-size="10pt" style:font-size-asian="10pt" style:font-size-complex="10pt"/>
    </style:style>
    <style:style style:name="P25" style:family="paragraph">
      <style:paragraph-properties fo:margin-top="0cm" fo:margin-bottom="0cm" fo:line-height="115%" fo:text-align="start"/>
      <style:text-properties fo:font-size="10pt" style:font-size-asian="10pt" style:font-size-complex="10pt"/>
    </style:style>
    <style:style style:name="P26" style:family="paragraph">
      <loext:graphic-properties draw:fill="none"/>
      <style:paragraph-properties fo:margin-top="0.42cm" fo:margin-bottom="0.35cm" fo:text-align="start"/>
      <style:text-properties fo:font-size="10pt" style:font-size-asian="10pt" style:font-size-complex="10pt"/>
    </style:style>
    <style:style style:name="P27" style:family="paragraph">
      <style:paragraph-properties fo:text-align="center"/>
    </style:style>
    <style:style style:name="P28"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4"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5"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6"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7"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22pt" style:font-style-asian="normal" style:font-weight-asian="bold" style:font-size-complex="22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language-asian="zh" style:country-asian="CN" style:font-style-asian="normal" style:font-weight-asian="bold" style:font-size-complex="32pt" style:font-style-complex="normal" style:font-weight-complex="bold">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24pt" style:language-asian="zh" style:country-asian="CN" style:font-style-asian="normal" style:font-weight-asian="bold" style:font-size-complex="24pt" style:font-style-complex="normal" style:font-weight-complex="bold">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88pt" style:font-style-asian="normal" style:font-weight-asian="bold" style:font-size-complex="88pt" style:font-style-complex="normal" style:font-weight-complex="bold">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72pt" style:font-style-asian="normal" style:font-weight-asian="bold" style:font-size-complex="72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10pt" style:font-style-asian="normal" style:font-weight-asian="bold" style:font-size-complex="10pt" style:font-style-complex="normal" style:font-weight-complex="bold">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7" style:family="text">
      <style:text-properties fo:font-size="28pt" style:font-size-asian="28pt" style:font-size-complex="28pt"/>
    </style:style>
    <style:style style:name="T28" style:family="text">
      <style:text-properties fo:font-size="18pt" style:font-size-asian="18pt" style:font-size-complex="18pt"/>
    </style:style>
    <style:style style:name="T29"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1">.NET</text:span><text:span text:style-name="T1">平台通訊實戰課</text:span></text:p>
          </draw:text-box>
        </draw:frame>
        <draw:frame draw:name="PlaceHolder 2" presentation:style-name="pr2" draw:text-style-name="P4" draw:layer="layout" svg:width="16.71cm" svg:height="1.686cm" svg:x="1.789cm" svg:y="12.313cm" presentation:class="subtitle" presentation:user-transformed="true">
          <draw:text-box>
            <text:p text:style-name="P3"><text:span text:style-name="T2">人工智慧、微服務開發網路基礎課</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课程简介"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3">課程簡介</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4">🚀 🚀 </text:span><text:span text:style-name="T5"><text:s/></text:span><text:span text:style-name="T6">深入理解</text:span><text:span text:style-name="T6">.NET</text:span><text:span text:style-name="T6">平台通讯技术</text:span></text:p>
          </draw:text-box>
        </draw:frame>
        <draw:custom-shape draw:name="文本框 40" draw:style-name="gr4" draw:text-style-name="P11" draw:layer="layout" svg:width="27.88cm" svg:height="7.311cm" svg:x="3.642cm" svg:y="5.902cm">
          <text:p text:style-name="P9"><text:span text:style-name="T7">• 專注於</text:span><text:span text:style-name="T7">.NET9</text:span><text:span text:style-name="T7">平台通訊方式的實戰教學</text:span></text:p>
          <text:p text:style-name="P9"><text:span text:style-name="T8">• 掌握核心概念、實際應用與最佳實踐</text:span></text:p>
          <text:p text:style-name="P9"><text:span text:style-name="T8">• 避免實際開發中的常見陷阱</text:span></text:p>
          <text:p text:style-name="P10"><text:span text:style-name="T8">• 人工智慧、微服務開發所需的網路基礎知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课程目标"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3">課程目標</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4">🚀 🚀 </text:span><text:span text:style-name="T5"><text:s/></text:span><text:span text:style-name="T6">深入理解</text:span><text:span text:style-name="T6">.NET</text:span><text:span text:style-name="T6">平台通讯技术</text:span></text:p>
          </draw:text-box>
        </draw:frame>
        <draw:custom-shape draw:name="文本框 3" draw:style-name="gr5" draw:text-style-name="P11" draw:layer="layout" svg:width="27.88cm" svg:height="7.311cm" svg:x="3.642cm" svg:y="5.902cm">
          <text:p text:style-name="P9"><text:span text:style-name="T7">✅ 掌握</text:span><text:span text:style-name="T7">.NET</text:span><text:span text:style-name="T7">平台各種通訊方式</text:span></text:p>
          <text:p text:style-name="P9"><text:span text:style-name="T8">✅ 學會正確選擇並使用通訊技術</text:span></text:p>
          <text:p text:style-name="P9"><text:span text:style-name="T8">✅ 了解各種通訊方式效能特性和適用場景</text:span></text:p>
          <text:p text:style-name="P9"><text:span text:style-name="T8">✅ 避免實際開發中的常見陷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课程大纲"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3">課程大綱</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4">🚀 🚀 </text:span><text:span text:style-name="T5"><text:s/></text:span><text:span text:style-name="T6">深入理解</text:span><text:span text:style-name="T6">.NET</text:span><text:span text:style-name="T6">平台通讯技术</text:span></text:p>
          </draw:text-box>
        </draw:frame>
        <draw:custom-shape draw:name="文本框 4" draw:style-name="gr6" draw:text-style-name="P14" draw:layer="layout" svg:width="25.499cm" svg:height="3.097cm" svg:x="5cm" svg:y="5.902cm">
          <text:p text:style-name="P13"><text:span text:style-name="T9">✅ 基礎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7" draw:text-style-name="P16" draw:layer="layout" svg:width="22.499cm" svg:height="3.097cm" svg:x="6.7cm" svg:y="9.102cm">
          <text:p text:style-name="P15"><text:span text:style-name="T10">🚀 HttpClient</text:span><text:span text:style-name="T10">、</text:span><text:span text:style-name="T10">IHttpClientFactory</text:span><text:span text:style-name="T10">與</text:span><text:span text:style-name="T10">Polly</text:span></text:p>
          <text:p text:style-name="P15"><text:span text:style-name="T11">🚀 完成一個手動接入</text:span><text:span text:style-name="T11">DeepSeek</text:span><text:span text:style-name="T11">大模型的實操</text:span></text:p>
          <text:p text:style-name="P15"><text:span text:style-name="T11">🚀 同源策略</text:span><text:span text:style-name="T11">(SOP)</text:span><text:span text:style-name="T11">與跨域</text:span><text:span text:style-name="T11">CORS</text:span><text:span text:style-name="T11">詳解</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课程大纲 (2)"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3">課程大綱</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4">🚀 🚀 </text:span><text:span text:style-name="T5"><text:s/></text:span><text:span text:style-name="T6">深入理解</text:span><text:span text:style-name="T6">.NET</text:span><text:span text:style-name="T6">平台通讯技术</text:span></text:p>
          </draw:text-box>
        </draw:frame>
        <draw:custom-shape draw:name="文本框 6" draw:style-name="gr8" draw:text-style-name="P16" draw:layer="layout" svg:width="25.499cm" svg:height="3.097cm" svg:x="5cm" svg:y="5.902cm">
          <text:p text:style-name="P15"><text:span text:style-name="T7">✅ REST API</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9" draw:text-style-name="P16" draw:layer="layout" svg:width="22.499cm" svg:height="3.097cm" svg:x="6.7cm" svg:y="9.102cm">
          <text:p text:style-name="P15"><text:span text:style-name="T10">🚀 <text:s text:c="2"/>REST API</text:span><text:span text:style-name="T11">（一）：設計原則與</text:span><text:span text:style-name="T11">Web Api</text:span></text:p>
          <text:p text:style-name="P15"><text:span text:style-name="T13">🚀 <text:s/>REST API</text:span><text:span text:style-name="T13">（二）：依賴注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课程大纲 (3)"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3">課程大綱</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4">🚀 🚀 </text:span><text:span text:style-name="T5"><text:s/></text:span><text:span text:style-name="T6">深入理解</text:span><text:span text:style-name="T6">.NET</text:span><text:span text:style-name="T6">平台通讯技术</text:span></text:p>
          </draw:text-box>
        </draw:frame>
        <draw:custom-shape draw:name="文本框 8" draw:style-name="gr10" draw:text-style-name="P16" draw:layer="layout" svg:width="25.499cm" svg:height="3.097cm" svg:x="5cm" svg:y="4.702cm">
          <text:p text:style-name="P15"><text:span text:style-name="T14">✅ </text:span><text:span text:style-name="T15">.NET</text:span><text:span text:style-name="T14">即時通訊技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11" draw:text-style-name="P18" draw:layer="layout" svg:width="22.499cm" svg:height="3.097cm" svg:x="6.7cm" svg:y="7.902cm">
          <text:p text:style-name="P17"><text:span text:style-name="T10">🚀 <text:s text:c="2"/>gRPC</text:span><text:span text:style-name="T10">高效能通訊</text:span></text:p>
          <text:p text:style-name="P17"><text:span text:style-name="T16">🚀 <text:s/>SSE(Server-Sent Events)</text:span></text:p>
          <text:p text:style-name="P17"><text:span text:style-name="T11">🚀 <text:s/>Long Polling</text:span><text:span text:style-name="T11">長輪詢 </text:span></text:p>
          <text:p text:style-name="P17"><text:span text:style-name="T16">🚀 <text:s/>WebSocket</text:span><text:span text:style-name="T16">使用 </text:span></text:p>
          <text:p text:style-name="P17"><text:span text:style-name="T16">🚀 SignalR</text:span><text:span text:style-name="T16">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课程大纲 (4)"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3">課程大綱</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4">🚀 🚀 </text:span><text:span text:style-name="T5"><text:s/></text:span><text:span text:style-name="T6">深入理解</text:span><text:span text:style-name="T6">.NET</text:span><text:span text:style-name="T6">平台通讯技术</text:span></text:p>
          </draw:text-box>
        </draw:frame>
        <draw:custom-shape draw:name="文本框 10" draw:style-name="gr12" draw:text-style-name="P16" draw:layer="layout" svg:width="25.499cm" svg:height="3.097cm" svg:x="5cm" svg:y="5.902cm">
          <text:p text:style-name="P15"><text:span text:style-name="T17">✅ </text:span><text:span text:style-name="T18">WEB</text:span><text:span text:style-name="T17">事件驅動</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13" draw:text-style-name="P16" draw:layer="layout" svg:width="22.499cm" svg:height="3.097cm" svg:x="6.7cm" svg:y="9.102cm">
          <text:p text:style-name="P15"><text:span text:style-name="T20">🚀 Webhooks</text:span><text:span text:style-name="T2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讲解方式"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3">講解方式</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4">🚀 🚀 </text:span><text:span text:style-name="T5"><text:s/></text:span><text:span text:style-name="T6">深入理解</text:span><text:span text:style-name="T6">.NET</text:span><text:span text:style-name="T6">平台通讯技术</text:span></text:p>
          </draw:text-box>
        </draw:frame>
        <draw:custom-shape draw:style-name="gr14" draw:text-style-name="P20" draw:layer="layout" svg:width="5.499cm" svg:height="2.999cm" svg:x="3.5cm" svg:y="8.5cm">
          <text:p text:style-name="P19"><text:span text:style-name="T22">🚀理論知識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20" draw:layer="layout" svg:width="5.499cm" svg:height="2.999cm" svg:x="12.6cm" svg:y="8.5cm">
          <text:p text:style-name="P19"><text:span text:style-name="T22">🚀 代碼實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0" draw:layer="layout" svg:width="5.499cm" svg:height="2.999cm" svg:x="22cm" svg:y="8.5cm">
          <text:p text:style-name="P19"><text:span text:style-name="T22">🚀 實戰「坑」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21" draw:layer="layout" svg:x1="9cm" svg:y1="10cm" svg:x2="12.6cm" svg:y2="10.001cm">
          <text:p/>
        </draw:line>
        <draw:line draw:style-name="gr17" draw:text-style-name="P21" draw:layer="layout" svg:x1="18.1cm" svg:y1="10cm" svg:x2="22cm" svg:y2="10.001cm">
          <text:p/>
        </draw:lin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技术栈"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3">所需基礎</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4">🚀 🚀 </text:span><text:span text:style-name="T5"><text:s/></text:span><text:span text:style-name="T6">深入理解</text:span><text:span text:style-name="T6">.NET</text:span><text:span text:style-name="T6">平台通讯技术</text:span></text:p>
          </draw:text-box>
        </draw:frame>
        <draw:custom-shape draw:style-name="gr18" draw:text-style-name="P23" draw:layer="layout" svg:width="21.347cm" svg:height="4.995cm" svg:x="5.652cm" svg:y="6.603cm">
          <text:p text:style-name="P13"><text:span text:style-name="T23">• </text:span><text:span text:style-name="T24">.NET 9 </text:span><text:span text:style-name="T23">– </text:span><text:span text:style-name="T25">最新版本的</text:span><text:span text:style-name="T25">.NET</text:span><text:span text:style-name="T25">框架</text:span></text:p>
          <text:p text:style-name="P13"><text:span text:style-name="T26">• HTML/JavaScript </text:span><text:span text:style-name="T26">或 </text:span><text:span text:style-name="T26">Vue3 – </text:span><text:span text:style-name="T26">前端</text:span></text:p>
          <text:p text:style-name="P22"><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losing">
        <office:forms form:automatic-focus="false" form:apply-design-mode="false"/>
        <draw:frame draw:name="图片 20" draw:style-name="gr2" draw:text-style-name="P5" draw:layer="layout" svg:width="7.892cm" svg:height="2.492cm" svg:x="0cm" svg:y="0.965cm">
          <draw:image xlink:href="Pictures/1000000100000133000000611E37AF71.png" xlink:type="simple" xlink:show="embed" xlink:actuate="onLoad" draw:mime-type="image/png">
            <text:p/>
          </draw:image>
          <svg:desc>1745855676558</svg:desc>
        </draw:frame>
        <draw:frame draw:style-name="gr19" draw:text-style-name="P26" draw:layer="layout" svg:width="22.112cm" svg:height="14.687cm" svg:x="1.388cm" svg:y="3.493cm">
          <draw:text-box>
            <text:p text:style-name="P24"><text:span text:style-name="T27">Alex Zhao</text:span></text:p>
            <text:p text:style-name="P25"><text:span text:style-name="T28">技术总监｜软件工程师｜人工智能专家｜资深全栈</text:span></text:p>
            <text:p text:style-name="P25"><text:span text:style-name="T28"/></text:p>
            <text:p text:style-name="P25"><text:span text:style-name="T28">👉擁有超過</text:span><text:span text:style-name="T28">10</text:span><text:span text:style-name="T28">年的軟體開發經驗，擅長系統架構設計、技術團隊管理及跨平台應用開發。</text:span></text:p>
            <text:p text:style-name="P25"><text:span text:style-name="T28">👉主導多款商業應用的研發與上線，包括餐飲業、環保與循環再生資源等垂直領域的創新項目。</text:span></text:p>
            <text:p text:style-name="P25"><text:span text:style-name="T28">👉在國際合作專案中，成功推動與國外團隊的技術合作，精通跨文化團隊協作與敏捷開發方法。</text:span></text:p>
            <text:p text:style-name="P25"><text:span text:style-name="T28">👉深度了解</text:span><text:span text:style-name="T28">AI Agent</text:span><text:span text:style-name="T28">、</text:span><text:span text:style-name="T28">RAG</text:span><text:span text:style-name="T28">（檢索增強生成）、</text:span><text:span text:style-name="T28">LLM</text:span><text:span text:style-name="T28">（大語言模型）等前沿技術，在智慧助理和大規模自然語言處理系統的開發上具有獨到見解。</text:span></text:p>
            <text:p text:style-name="P25"><text:span text:style-name="T28">👉擅長全端開發及技術體系規劃，熟悉多種主流框架與程式語言。</text:span></text:p>
            <text:p text:style-name="P25"><text:span text:style-name="T28">👉對於技術趨勢和產業發展具有敏銳洞察力，提倡以</text:span><text:span text:style-name="T28">MVP</text:span><text:span text:style-name="T28">（最小化可行產品）為指導的產品研發模式。</text:span></text:p>
            <text:p text:style-name="P24"/>
          </draw:text-box>
        </draw:frame>
        <draw:frame draw:style-name="gr20" draw:text-style-name="P27" draw:layer="layout" svg:width="8.656cm" svg:height="8.656cm" svg:x="24.844cm" svg:y="5.5cm">
          <draw:image xlink:href="Pictures/10000000000001990000019990069EA8.png" xlink:type="simple" xlink:show="embed" xlink:actuate="onLoad" draw:mime-type="image/png">
            <text:p/>
          </draw:image>
        </draw:frame>
        <presentation:notes draw:style-name="dp2">
          <draw:page-thumbnail draw:style-name="gr3" draw:layer="layout" svg:width="19.8cm" svg:height="11.136cm" svg:x="0.599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8" draw:text-style-name="P2" draw:layer="layout" svg:width="14.647cm" svg:height="4.5cm" svg:x="3cm" svg:y="7cm" presentation:class="title" presentation:user-transformed="true">
          <draw:text-box>
            <text:p text:style-name="P28"><text:span text:style-name="T29">Thank You</text:span></text:p>
          </draw:text-box>
        </draw:frame>
        <draw:frame draw:name="Picture Placeholder 4" draw:style-name="gr21"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17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cm 2.93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4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1cm 2.93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4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38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6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6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3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6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1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4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2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1T18:54:37.659746700</dc:date>
    <meta:editing-cycles>169</meta:editing-cycles>
    <dc:title>.NET软件开发工程师AI进化课</dc:title>
    <meta:editing-duration>P1DT1H56M58S</meta:editing-duration>
    <meta:generator>LibreOffice/25.2.4.3$Windows_X86_64 LibreOffice_project/33e196637044ead23f5c3226cde09b47731f7e27</meta:generator>
    <meta:document-statistic meta:object-count="1155"/>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